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ul_param_2st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</table:table-row>
      </table:table>
      <table:table table:name="liuyc_param_2s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211649833" calcext:value-type="float">
            <text:p>6.1321164983</text:p>
          </table:table-cell>
          <table:table-cell office:value-type="float" office:value="6.40397663753" calcext:value-type="float">
            <text:p>6.4039766375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821392356091" calcext:value-type="float">
            <text:p>0.8213923561</text:p>
          </table:table-cell>
          <table:table-cell office:value-type="float" office:value="0.7662257395" calcext:value-type="float">
            <text:p>0.7662257395</text:p>
          </table:table-cell>
          <table:table-cell office:value-type="float" office:value="0.802402973911" calcext:value-type="float">
            <text:p>0.8024029739</text:p>
          </table:table-cell>
          <table:table-cell office:value-type="float" office:value="0.769066000231" calcext:value-type="float">
            <text:p>0.7690660002</text:p>
          </table:table-cell>
          <table:table-cell office:value-type="float" office:value="0.755975304573" calcext:value-type="float">
            <text:p>0.7559753046</text:p>
          </table:table-cell>
          <table:table-cell office:value-type="float" office:value="0.7136978349" calcext:value-type="float">
            <text:p>0.7136978349</text:p>
          </table:table-cell>
          <table:table-cell office:value-type="float" office:value="0.689675667893" calcext:value-type="float">
            <text:p>0.6896756679</text:p>
          </table:table-cell>
          <table:table-cell office:value-type="float" office:value="0.740023479954" calcext:value-type="float">
            <text:p>0.74002348</text:p>
          </table:table-cell>
          <table:table-cell office:value-type="float" office:value="0.702265685601" calcext:value-type="float">
            <text:p>0.7022656856</text:p>
          </table:table-cell>
          <table:table-cell office:value-type="float" office:value="0.609098307706" calcext:value-type="float">
            <text:p>0.6090983077</text:p>
          </table:table-cell>
          <table:table-cell office:value-type="float" office:value="0.736982335036" calcext:value-type="float">
            <text:p>0.736982335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94873557172" calcext:value-type="float">
            <text:p>0.9487355717</text:p>
          </table:table-cell>
          <table:table-cell office:value-type="float" office:value="0.741489375384" calcext:value-type="float">
            <text:p>0.7414893754</text:p>
          </table:table-cell>
          <table:table-cell office:value-type="float" office:value="0.870044814061" calcext:value-type="float">
            <text:p>0.8700448141</text:p>
          </table:table-cell>
          <table:table-cell office:value-type="float" office:value="0.753910183964" calcext:value-type="float">
            <text:p>0.753910184</text:p>
          </table:table-cell>
          <table:table-cell office:value-type="float" office:value="0.766174718584" calcext:value-type="float">
            <text:p>0.7661747186</text:p>
          </table:table-cell>
          <table:table-cell office:value-type="float" office:value="0.68894732925" calcext:value-type="float">
            <text:p>0.6889473293</text:p>
          </table:table-cell>
          <table:table-cell office:value-type="float" office:value="0.599347012987" calcext:value-type="float">
            <text:p>0.599347013</text:p>
          </table:table-cell>
          <table:table-cell office:value-type="float" office:value="0.742064013358" calcext:value-type="float">
            <text:p>0.7420640134</text:p>
          </table:table-cell>
          <table:table-cell office:value-type="float" office:value="0.630540979626" calcext:value-type="float">
            <text:p>0.6305409796</text:p>
          </table:table-cell>
          <table:table-cell office:value-type="float" office:value="0.700152398309" calcext:value-type="float">
            <text:p>0.7001523983</text:p>
          </table:table-cell>
          <table:table-cell office:value-type="float" office:value="0.744140639724" calcext:value-type="float">
            <text:p>0.7441406397</text:p>
          </table:table-cell>
        </table:table-row>
      </table:table>
      <table:table table:name="wuch_param_2s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</table:table-row>
      </table:table>
      <table:table table:name="wuch_param_3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  <table:table-cell office:value-type="float" office:value="1.04728291875" calcext:value-type="float">
            <text:p>1.047282918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  <table:table-cell office:value-type="float" office:value="0.0451569222941" calcext:value-type="float">
            <text:p>0.045156922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  <table:table-cell office:value-type="float" office:value="0.0579990194576" calcext:value-type="float">
            <text:p>0.0579990195</text:p>
          </table:table-cell>
        </table:table-row>
      </table:table>
      <table:table table:name="liuyc_param_3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211649833" calcext:value-type="float">
            <text:p>6.1321164983</text:p>
          </table:table-cell>
          <table:table-cell office:value-type="float" office:value="6.40397663753" calcext:value-type="float">
            <text:p>6.4039766375</text:p>
          </table:table-cell>
          <table:table-cell office:value-type="float" office:value="0.874657219044" calcext:value-type="float">
            <text:p>0.87465721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821392356091" calcext:value-type="float">
            <text:p>0.8213923561</text:p>
          </table:table-cell>
          <table:table-cell office:value-type="float" office:value="0.7662257395" calcext:value-type="float">
            <text:p>0.7662257395</text:p>
          </table:table-cell>
          <table:table-cell office:value-type="float" office:value="0.802402973911" calcext:value-type="float">
            <text:p>0.8024029739</text:p>
          </table:table-cell>
          <table:table-cell office:value-type="float" office:value="0.769066000231" calcext:value-type="float">
            <text:p>0.7690660002</text:p>
          </table:table-cell>
          <table:table-cell office:value-type="float" office:value="0.755975304573" calcext:value-type="float">
            <text:p>0.7559753046</text:p>
          </table:table-cell>
          <table:table-cell office:value-type="float" office:value="0.7136978349" calcext:value-type="float">
            <text:p>0.7136978349</text:p>
          </table:table-cell>
          <table:table-cell office:value-type="float" office:value="0.689675667893" calcext:value-type="float">
            <text:p>0.6896756679</text:p>
          </table:table-cell>
          <table:table-cell office:value-type="float" office:value="0.740023479954" calcext:value-type="float">
            <text:p>0.74002348</text:p>
          </table:table-cell>
          <table:table-cell office:value-type="float" office:value="0.702265685601" calcext:value-type="float">
            <text:p>0.7022656856</text:p>
          </table:table-cell>
          <table:table-cell office:value-type="float" office:value="0.609098307706" calcext:value-type="float">
            <text:p>0.6090983077</text:p>
          </table:table-cell>
          <table:table-cell office:value-type="float" office:value="0.736982335036" calcext:value-type="float">
            <text:p>0.736982335</text:p>
          </table:table-cell>
          <table:table-cell office:value-type="float" office:value="0.0583087388592" calcext:value-type="float">
            <text:p>0.058308738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94873557172" calcext:value-type="float">
            <text:p>0.9487355717</text:p>
          </table:table-cell>
          <table:table-cell office:value-type="float" office:value="0.741489375384" calcext:value-type="float">
            <text:p>0.7414893754</text:p>
          </table:table-cell>
          <table:table-cell office:value-type="float" office:value="0.870044814061" calcext:value-type="float">
            <text:p>0.8700448141</text:p>
          </table:table-cell>
          <table:table-cell office:value-type="float" office:value="0.753910183964" calcext:value-type="float">
            <text:p>0.753910184</text:p>
          </table:table-cell>
          <table:table-cell office:value-type="float" office:value="0.766174718584" calcext:value-type="float">
            <text:p>0.7661747186</text:p>
          </table:table-cell>
          <table:table-cell office:value-type="float" office:value="0.68894732925" calcext:value-type="float">
            <text:p>0.6889473293</text:p>
          </table:table-cell>
          <table:table-cell office:value-type="float" office:value="0.599347012987" calcext:value-type="float">
            <text:p>0.599347013</text:p>
          </table:table-cell>
          <table:table-cell office:value-type="float" office:value="0.742064013358" calcext:value-type="float">
            <text:p>0.7420640134</text:p>
          </table:table-cell>
          <table:table-cell office:value-type="float" office:value="0.630540979626" calcext:value-type="float">
            <text:p>0.6305409796</text:p>
          </table:table-cell>
          <table:table-cell office:value-type="float" office:value="0.700152398309" calcext:value-type="float">
            <text:p>0.7001523983</text:p>
          </table:table-cell>
          <table:table-cell office:value-type="float" office:value="0.744140639724" calcext:value-type="float">
            <text:p>0.7441406397</text:p>
          </table:table-cell>
          <table:table-cell office:value-type="float" office:value="0.0985670216357" calcext:value-type="float">
            <text:p>0.0985670216</text:p>
          </table:table-cell>
        </table:table-row>
      </table:table>
      <table:table table:name="paul_param_3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  <table:table-cell office:value-type="float" office:value="0.981579909931" calcext:value-type="float">
            <text:p>0.981579909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  <table:table-cell office:value-type="float" office:value="0.065506120674" calcext:value-type="float">
            <text:p>0.065506120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  <table:table-cell office:value-type="float" office:value="0.0892689221335" calcext:value-type="float">
            <text:p>0.0892689221</text:p>
          </table:table-cell>
        </table:table-row>
      </table:table>
      <table:table table:name="liuyc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211649833" calcext:value-type="float">
            <text:p>6.1321164983</text:p>
          </table:table-cell>
          <table:table-cell office:value-type="float" office:value="6.40397663753" calcext:value-type="float">
            <text:p>6.4039766375</text:p>
          </table:table-cell>
          <table:table-cell office:value-type="float" office:value="0.874657219044" calcext:value-type="float">
            <text:p>0.87465721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821392356091" calcext:value-type="float">
            <text:p>0.8213923561</text:p>
          </table:table-cell>
          <table:table-cell office:value-type="float" office:value="0.7662257395" calcext:value-type="float">
            <text:p>0.7662257395</text:p>
          </table:table-cell>
          <table:table-cell office:value-type="float" office:value="0.802402973911" calcext:value-type="float">
            <text:p>0.8024029739</text:p>
          </table:table-cell>
          <table:table-cell office:value-type="float" office:value="0.769066000231" calcext:value-type="float">
            <text:p>0.7690660002</text:p>
          </table:table-cell>
          <table:table-cell office:value-type="float" office:value="0.755975304573" calcext:value-type="float">
            <text:p>0.7559753046</text:p>
          </table:table-cell>
          <table:table-cell office:value-type="float" office:value="0.7136978349" calcext:value-type="float">
            <text:p>0.7136978349</text:p>
          </table:table-cell>
          <table:table-cell office:value-type="float" office:value="0.689675667893" calcext:value-type="float">
            <text:p>0.6896756679</text:p>
          </table:table-cell>
          <table:table-cell office:value-type="float" office:value="0.740023479954" calcext:value-type="float">
            <text:p>0.74002348</text:p>
          </table:table-cell>
          <table:table-cell office:value-type="float" office:value="0.702265685601" calcext:value-type="float">
            <text:p>0.7022656856</text:p>
          </table:table-cell>
          <table:table-cell office:value-type="float" office:value="0.609098307706" calcext:value-type="float">
            <text:p>0.6090983077</text:p>
          </table:table-cell>
          <table:table-cell office:value-type="float" office:value="0.736982335036" calcext:value-type="float">
            <text:p>0.736982335</text:p>
          </table:table-cell>
          <table:table-cell office:value-type="float" office:value="0.0583087388592" calcext:value-type="float">
            <text:p>0.058308738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94873557172" calcext:value-type="float">
            <text:p>0.9487355717</text:p>
          </table:table-cell>
          <table:table-cell office:value-type="float" office:value="0.741489375384" calcext:value-type="float">
            <text:p>0.7414893754</text:p>
          </table:table-cell>
          <table:table-cell office:value-type="float" office:value="0.870044814061" calcext:value-type="float">
            <text:p>0.8700448141</text:p>
          </table:table-cell>
          <table:table-cell office:value-type="float" office:value="0.753910183964" calcext:value-type="float">
            <text:p>0.753910184</text:p>
          </table:table-cell>
          <table:table-cell office:value-type="float" office:value="0.766174718584" calcext:value-type="float">
            <text:p>0.7661747186</text:p>
          </table:table-cell>
          <table:table-cell office:value-type="float" office:value="0.68894732925" calcext:value-type="float">
            <text:p>0.6889473293</text:p>
          </table:table-cell>
          <table:table-cell office:value-type="float" office:value="0.599347012987" calcext:value-type="float">
            <text:p>0.599347013</text:p>
          </table:table-cell>
          <table:table-cell office:value-type="float" office:value="0.742064013358" calcext:value-type="float">
            <text:p>0.7420640134</text:p>
          </table:table-cell>
          <table:table-cell office:value-type="float" office:value="0.630540979626" calcext:value-type="float">
            <text:p>0.6305409796</text:p>
          </table:table-cell>
          <table:table-cell office:value-type="float" office:value="0.700152398309" calcext:value-type="float">
            <text:p>0.7001523983</text:p>
          </table:table-cell>
          <table:table-cell office:value-type="float" office:value="0.744140639724" calcext:value-type="float">
            <text:p>0.7441406397</text:p>
          </table:table-cell>
          <table:table-cell office:value-type="float" office:value="0.0985670216357" calcext:value-type="float">
            <text:p>0.098567021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  <table:table-row table:style-name="ro1">
          <table:table-cell table:number-columns-repeated="11"/>
          <table:table-cell table:formula="of:=[.L6]/[.L5]" office:value-type="float" office:value="2.89577929697434" calcext:value-type="float">
            <text:p>2.895779297</text:p>
          </table:table-cell>
          <table:table-cell table:formula="of:=[.M6]/[.M5]" office:value-type="float" office:value="2.89305760753268" calcext:value-type="float">
            <text:p>2.8930576075</text:p>
          </table:table-cell>
        </table:table-row>
      </table:table>
      <table:table table:name="paul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  <table:table-cell office:value-type="float" office:value="0.981579909931" calcext:value-type="float">
            <text:p>0.981579909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  <table:table-cell office:value-type="float" office:value="0.065506120674" calcext:value-type="float">
            <text:p>0.065506120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  <table:table-cell office:value-type="float" office:value="0.0892689221335" calcext:value-type="float">
            <text:p>0.089268922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table:number-columns-repeated="11"/>
          <table:table-cell table:formula="of:=[.L6]/[.L5]" office:value-type="float" office:value="3.22181384792377" calcext:value-type="float">
            <text:p>3.2218138479</text:p>
          </table:table-cell>
          <table:table-cell table:formula="of:=[.M6]/[.M5]" office:value-type="float" office:value="3.22180614443724" calcext:value-type="float">
            <text:p>3.2218061444</text:p>
          </table:table-cell>
        </table:table-row>
      </table:table>
      <table:table table:name="wuch_param_4st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  <table:table-cell office:value-type="float" office:value="1.04728291875" calcext:value-type="float">
            <text:p>1.047282918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  <table:table-cell office:value-type="float" office:value="0.0451569222941" calcext:value-type="float">
            <text:p>0.045156922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  <table:table-cell office:value-type="float" office:value="0.0579990194576" calcext:value-type="float">
            <text:p>0.057999019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table:number-columns-repeated="11"/>
          <table:table-cell table:formula="of:=[.L6]/[.L5]" office:value-type="float" office:value="3.31993495699241" calcext:value-type="float">
            <text:p>3.319934957</text:p>
          </table:table-cell>
          <table:table-cell table:formula="of:=[.M6]/[.M5]" office:value-type="float" office:value="3.3200557792321" calcext:value-type="float">
            <text:p>3.3200557792</text:p>
          </table:table-cell>
        </table:table-row>
        <table:table-row table:style-name="ro1">
          <table:table-cell table:number-columns-repeated="11"/>
          <table:table-cell table:formula="of:=[.L6]/[.L4]" office:value-type="float" office:value="3.33788766398467" calcext:value-type="float">
            <text:p>3.337887664</text:p>
          </table:table-cell>
          <table:table-cell table:formula="of:=[.M6]/[.M4]" office:value-type="float" office:value="4.26424056285074" calcext:value-type="float">
            <text:p>4.2642405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43:47.327007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2T21:15:35.843915411</dc:date>
    <meta:editing-duration>PT4H44M44S</meta:editing-duration>
    <meta:editing-cycles>4</meta:editing-cycles>
    <meta:document-statistic meta:table-count="9" meta:cell-count="617" meta:object-count="0"/>
  </office:meta>
</office:document-meta>
</file>